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388" officeooo:paragraph-rsid="00102388"/>
    </style:style>
    <style:style style:name="P2" style:family="paragraph" style:parent-style-name="Standard">
      <style:text-properties officeooo:rsid="0012182f" officeooo:paragraph-rsid="0012182f"/>
    </style:style>
    <style:style style:name="P3" style:family="paragraph" style:parent-style-name="Standard">
      <style:text-properties officeooo:rsid="0012182f" officeooo:paragraph-rsid="0012182f"/>
    </style:style>
    <style:style style:name="P4" style:family="paragraph" style:parent-style-name="Standard">
      <style:text-properties officeooo:rsid="00126f8b" officeooo:paragraph-rsid="00126f8b"/>
    </style:style>
    <style:style style:name="P5" style:family="paragraph" style:parent-style-name="Standard">
      <style:text-properties officeooo:rsid="0013a45f" officeooo:paragraph-rsid="0013a4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ependent Study Aidan Coopman</text:p>
      <text:p text:style-name="P1"/>
      <text:p text:style-name="P1">Proposal:</text:p>
      <text:p text:style-name="P1"/>
      <text:p text:style-name="P1"/>
      <text:p text:style-name="P2">Outline:</text:p>
      <text:p text:style-name="P2"/>
      <text:p text:style-name="P2"/>
      <text:p text:style-name="P4">Detection:</text:p>
      <text:p text:style-name="P4"/>
      <text:p text:style-name="P4">First step of detection I am just going to use background subtraction. The background frame will just be <text:s text:c="3"/></text:p>
      <text:p text:style-name="P4">a frame that was copied every so often (once a second = 1 every 30 fps).</text:p>
      <text:p text:style-name="P4"/>
      <text:p text:style-name="P5">Then we are going to difference the current frame with the background frame, and if a certain amount of pixels have changed then I will print out that motion has been detected.</text:p>
      <text:p text:style-name="P5"/>
      <text:p text:style-name="P4">Classification:</text:p>
      <text:p text:style-name="P2"/>
      <text:p text:style-name="P5">After an object has been detected, it needs to be classified. This is where the arlo camera falls apart. For example a bug that flies in front of the camera triggers a security aler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39:07.210665398</meta:creation-date>
    <dc:date>2018-10-02T16:49:28.169302892</dc:date>
    <meta:editing-duration>PT7M5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08" meta:character-count="612" meta:non-whitespace-character-count="509"/>
  </office:meta>
</office:document-meta>
</file>